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 Unicode MS" svg:font-family="'Arial Unicode MS'" style:font-pitch="variable"/>
    <style:font-face style:name="Courier New1" svg:font-family="'Courier New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Courier New1" fo:font-size="16pt" officeooo:rsid="00060dc3" officeooo:paragraph-rsid="00060dc3" style:font-size-asian="16pt" style:language-asian="en" style:country-asian="GB" style:font-name-complex="Arial1" style:font-size-complex="16pt"/>
    </style:style>
    <style:style style:name="P2" style:family="paragraph" style:parent-style-name="Standard">
      <style:paragraph-properties fo:text-align="justify" style:justify-single-word="false"/>
      <style:text-properties fo:color="#000000" style:font-name="Courier New1" fo:font-size="16pt" officeooo:rsid="00066e86" officeooo:paragraph-rsid="00066e86" style:font-size-asian="16pt" style:language-asian="en" style:country-asian="GB" style:font-name-complex="Arial1" style:font-size-complex="16pt"/>
    </style:style>
    <style:style style:name="P3" style:family="paragraph" style:parent-style-name="Standard">
      <style:paragraph-properties fo:text-align="justify" style:justify-single-word="false"/>
      <style:text-properties fo:color="#000000" style:font-name="Courier New1" fo:font-size="16pt" officeooo:paragraph-rsid="00026006" style:font-size-asian="16pt" style:language-asian="en" style:country-asian="GB" style:font-name-complex="Arial1" style:font-size-complex="16pt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1" fo:font-size="16pt" officeooo:paragraph-rsid="00066e86" style:font-size-asian="16pt" style:language-asian="en" style:country-asian="GB" style:font-name-complex="Arial1" style:font-size-complex="16pt"/>
    </style:style>
    <style:style style:name="P5" style:family="paragraph" style:parent-style-name="Standard">
      <style:paragraph-properties fo:text-align="justify" style:justify-single-word="false"/>
      <style:text-properties fo:color="#000000" style:font-name="Courier New1" fo:font-size="16pt" officeooo:rsid="000405f4" officeooo:paragraph-rsid="000405f4" style:font-size-asian="16pt" style:language-asian="en" style:country-asian="GB" style:font-name-complex="Arial1" style:font-size-complex="16pt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1" fo:font-size="16pt" officeooo:rsid="000c504b" officeooo:paragraph-rsid="000c504b" style:font-size-asian="16pt" style:language-asian="en" style:country-asian="GB" style:font-name-complex="Arial1" style:font-size-complex="16pt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1" fo:font-size="16pt" officeooo:rsid="000c504b" officeooo:paragraph-rsid="000d4cef" style:font-size-asian="16pt" style:language-asian="en" style:country-asian="GB" style:font-name-complex="Arial1" style:font-size-complex="16pt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1" fo:font-size="16pt" officeooo:rsid="000d4cef" officeooo:paragraph-rsid="000d4cef" style:font-size-asian="16pt" style:language-asian="en" style:country-asian="GB" style:font-name-complex="Arial1" style:font-size-complex="16pt"/>
    </style:style>
    <style:style style:name="P9" style:family="paragraph" style:parent-style-name="Standard">
      <style:paragraph-properties fo:text-align="justify" style:justify-single-word="false"/>
      <style:text-properties fo:color="#000000" style:font-name="Courier New1" fo:font-size="16pt" officeooo:rsid="000e1773" officeooo:paragraph-rsid="000e1773" style:font-size-asian="16pt" style:language-asian="en" style:country-asian="GB" style:font-name-complex="Arial1" style:font-size-complex="16pt"/>
    </style:style>
    <style:style style:name="P10" style:family="paragraph" style:parent-style-name="Standard">
      <style:paragraph-properties fo:text-align="justify" style:justify-single-word="false"/>
      <style:text-properties fo:color="#000000" style:font-name="Courier New1" fo:font-size="16pt" officeooo:rsid="000e8b34" officeooo:paragraph-rsid="000e8b34" style:font-size-asian="16pt" style:language-asian="en" style:country-asian="GB" style:font-name-complex="Arial1" style:font-size-complex="16pt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1" fo:font-size="16pt" officeooo:rsid="00066e86" officeooo:paragraph-rsid="000885fc" style:font-name-asian="Times New Roman" style:font-size-asian="16pt" style:language-asian="en" style:country-asian="GB" style:font-name-complex="Arial1" style:font-size-complex="16pt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1" fo:font-size="16pt" officeooo:paragraph-rsid="000405f4" style:font-name-asian="Times New Roman" style:font-size-asian="16pt" style:language-asian="en" style:country-asian="GB" style:font-name-complex="Arial1" style:font-size-complex="16pt"/>
    </style:style>
    <style:style style:name="P13" style:family="paragraph" style:parent-style-name="Standard">
      <style:paragraph-properties fo:text-align="justify" style:justify-single-word="false"/>
      <style:text-properties fo:color="#000000" style:font-name="Courier New1" fo:font-size="16pt" fo:font-weight="bold" officeooo:paragraph-rsid="000405f4" fo:background-color="#ffff00" style:font-name-asian="Times New Roman" style:font-size-asian="16pt" style:language-asian="en" style:country-asian="GB" style:font-weight-asian="bold" style:font-name-complex="Arial1" style:font-size-complex="16pt"/>
    </style:style>
    <style:style style:name="P14" style:family="paragraph" style:parent-style-name="Standard">
      <style:paragraph-properties fo:text-align="justify" style:justify-single-word="false"/>
      <style:text-properties fo:color="#000000" style:font-name="Courier New1" fo:font-size="16pt" fo:font-weight="normal" officeooo:rsid="000e8b34" officeooo:paragraph-rsid="000e8b34" style:font-size-asian="16pt" style:language-asian="en" style:country-asian="GB" style:font-weight-asian="normal" style:font-name-complex="Arial1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1" fo:font-size="20pt" fo:font-weight="bold" officeooo:paragraph-rsid="000405f4" fo:background-color="#ffff00" style:font-name-asian="Times New Roman" style:font-size-asian="20pt" style:language-asian="en" style:country-asian="GB" style:font-weight-asian="bold" style:font-name-complex="Arial1" style:font-size-complex="20pt"/>
    </style:style>
    <style:style style:name="P16" style:family="paragraph" style:parent-style-name="Standard">
      <style:paragraph-properties fo:text-align="justify" style:justify-single-word="false"/>
      <style:text-properties fo:color="#000000" style:font-name="Courier New1" fo:font-size="20pt" fo:font-weight="bold" officeooo:rsid="00066e86" officeooo:paragraph-rsid="00066e86" fo:background-color="#ffff00" style:font-size-asian="20pt" style:language-asian="en" style:country-asian="GB" style:font-weight-asian="bold" style:font-name-complex="Arial1" style:font-size-complex="2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Courier New1" fo:font-size="20pt" style:text-underline-style="solid" style:text-underline-width="auto" style:text-underline-color="font-color" fo:font-weight="bold" officeooo:rsid="00066e86" officeooo:paragraph-rsid="00066e86" fo:background-color="#ff9900" style:font-size-asian="20pt" style:language-asian="en" style:country-asian="GB" style:font-weight-asian="bold" style:font-name-complex="Arial1" style:font-size-complex="20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Courier New1" fo:font-size="20pt" style:text-underline-style="solid" style:text-underline-width="auto" style:text-underline-color="font-color" fo:font-weight="bold" fo:background-color="#ff9900" style:font-size-asian="20pt" style:language-asian="en" style:country-asian="GB" style:font-weight-asian="bold" style:font-name-complex="Arial1" style:font-size-complex="20pt"/>
    </style:style>
    <style:style style:name="P19" style:family="paragraph" style:parent-style-name="Standard">
      <style:paragraph-properties fo:text-align="justify" style:justify-single-word="false"/>
      <style:text-properties fo:color="#000000" style:font-name="Courier New1" fo:font-size="20pt" style:text-underline-style="solid" style:text-underline-width="auto" style:text-underline-color="font-color" fo:font-weight="bold" officeooo:paragraph-rsid="000405f4" fo:background-color="#ff9900" style:font-name-asian="Times New Roman" style:font-size-asian="20pt" style:language-asian="en" style:country-asian="GB" style:font-weight-asian="bold" style:font-name-complex="Arial1" style:font-size-complex="20pt"/>
    </style:style>
    <style:style style:name="P20" style:family="paragraph" style:parent-style-name="Standard">
      <style:paragraph-properties fo:text-align="justify" style:justify-single-word="false"/>
      <style:text-properties fo:color="#ff0000" style:font-name="Courier New1" fo:font-size="15pt" fo:language="tr" fo:country="TR" fo:font-weight="bold" officeooo:paragraph-rsid="00007ad1" style:font-size-asian="15pt" style:font-weight-asian="bold" style:font-name-complex="Arial1" style:font-size-complex="15pt"/>
    </style:style>
    <style:style style:name="P21" style:family="paragraph" style:parent-style-name="Standard">
      <style:paragraph-properties fo:text-align="justify" style:justify-single-word="false"/>
      <style:text-properties style:font-name="Courier New1" officeooo:paragraph-rsid="00007ad1"/>
    </style:style>
    <style:style style:name="P22" style:family="paragraph" style:parent-style-name="Standard">
      <style:paragraph-properties fo:text-align="justify" style:justify-single-word="false"/>
      <style:text-properties style:font-name="Courier New1" officeooo:paragraph-rsid="0008acc5"/>
    </style:style>
    <style:style style:name="P23" style:family="paragraph" style:parent-style-name="Standard">
      <style:paragraph-properties fo:text-align="justify" style:justify-single-word="false"/>
      <style:text-properties style:font-name="Courier New1" fo:language="tr" fo:country="TR" officeooo:paragraph-rsid="00007ad1" style:font-name-complex="Arial1"/>
    </style:style>
    <style:style style:name="P24" style:family="paragraph" style:parent-style-name="Standard">
      <style:paragraph-properties fo:text-align="justify" style:justify-single-word="false"/>
      <style:text-properties style:font-name="Courier New1" fo:font-size="16pt" fo:language="tr" fo:country="TR" style:text-underline-style="solid" style:text-underline-width="auto" style:text-underline-color="font-color" fo:font-weight="bold" officeooo:rsid="00007ad1" officeooo:paragraph-rsid="00007ad1" style:font-size-asian="16pt" style:font-weight-asian="bold" style:font-name-complex="Arial1"/>
    </style:style>
    <style:style style:name="P25" style:family="paragraph" style:parent-style-name="Standard">
      <style:paragraph-properties fo:text-align="justify" style:justify-single-word="false"/>
      <style:text-properties style:font-name="Courier New1" fo:font-size="16pt" fo:language="tr" fo:country="TR" style:text-underline-style="none" fo:font-weight="normal" officeooo:rsid="0004bab4" officeooo:paragraph-rsid="0004bab4" style:font-size-asian="16pt" style:font-weight-asian="normal" style:font-name-complex="Arial1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ourier New1" fo:font-size="16pt" fo:language="tr" fo:country="TR" style:text-underline-style="none" fo:font-weight="normal" officeooo:rsid="0004bab4" officeooo:paragraph-rsid="0004bab4" style:font-size-asian="16pt" style:font-weight-asian="normal" style:font-name-complex="Arial1"/>
    </style:style>
    <style:style style:name="P27" style:family="paragraph" style:parent-style-name="Standard">
      <style:paragraph-properties fo:text-align="start" style:justify-single-word="false"/>
      <style:text-properties style:font-name="Courier New1" fo:font-size="16pt" fo:language="tr" fo:country="TR" style:text-underline-style="none" fo:font-weight="normal" officeooo:rsid="0004bab4" officeooo:paragraph-rsid="0004bab4" style:font-size-asian="16pt" style:font-weight-asian="normal" style:font-name-complex="Arial1"/>
    </style:style>
    <style:style style:name="P28" style:family="paragraph" style:parent-style-name="Standard">
      <style:paragraph-properties fo:text-align="justify" style:justify-single-word="false"/>
      <style:text-properties style:font-name="Courier New1" fo:font-size="16pt" fo:language="tr" fo:country="TR" style:font-size-asian="16pt" style:font-name-complex="Arial1" style:font-size-complex="16pt"/>
    </style:style>
    <style:style style:name="P29" style:family="paragraph" style:parent-style-name="Standard">
      <style:paragraph-properties fo:text-align="justify" style:justify-single-word="false"/>
      <style:text-properties style:font-name="Courier New1" fo:font-size="16pt" fo:language="tr" fo:country="TR" officeooo:rsid="00019efa" officeooo:paragraph-rsid="0004bab4" style:font-size-asian="16pt" style:font-name-complex="Arial1" style:font-size-complex="16pt"/>
    </style:style>
    <style:style style:name="P30" style:family="paragraph" style:parent-style-name="Standard">
      <style:paragraph-properties fo:text-align="justify" style:justify-single-word="false"/>
      <style:text-properties style:font-name="Courier New1" fo:font-size="16pt" fo:language="tr" fo:country="TR" officeooo:rsid="00019efa" officeooo:paragraph-rsid="00019efa" style:font-size-asian="16pt" style:font-name-complex="Arial1" style:font-size-complex="16pt"/>
    </style:style>
    <style:style style:name="P31" style:family="paragraph" style:parent-style-name="Standard">
      <style:paragraph-properties fo:text-align="justify" style:justify-single-word="false"/>
      <style:text-properties style:font-name="Courier New1" fo:font-size="16pt" fo:language="tr" fo:country="TR" officeooo:rsid="0004bab4" officeooo:paragraph-rsid="0004bab4" style:font-size-asian="16pt" style:font-name-complex="Arial1" style:font-size-complex="16pt"/>
    </style:style>
    <style:style style:name="P32" style:family="paragraph" style:parent-style-name="Standard">
      <style:paragraph-properties fo:text-align="justify" style:justify-single-word="false"/>
      <style:text-properties style:font-name="Courier New1" fo:font-size="16pt" style:font-size-asian="16pt" style:font-size-complex="16pt"/>
    </style:style>
    <style:style style:name="P33" style:family="paragraph" style:parent-style-name="Standard">
      <style:paragraph-properties fo:text-align="justify" style:justify-single-word="false"/>
      <style:text-properties style:font-name="Courier New1" fo:font-size="16pt" officeooo:paragraph-rsid="0004bab4" style:font-size-asian="16pt" style:font-size-complex="16pt"/>
    </style:style>
    <style:style style:name="P34" style:family="paragraph" style:parent-style-name="Standard">
      <style:paragraph-properties fo:text-align="justify" style:justify-single-word="false"/>
      <style:text-properties style:font-name="Courier New1" fo:font-size="16pt" officeooo:paragraph-rsid="000405f4" style:font-size-asian="16pt" style:font-size-complex="16pt"/>
    </style:style>
    <style:style style:name="P35" style:family="paragraph" style:parent-style-name="Standard">
      <style:paragraph-properties fo:text-align="justify" style:justify-single-word="false"/>
      <style:text-properties style:font-name="Courier New1" fo:font-size="16pt" officeooo:paragraph-rsid="000ad3f9" style:font-size-asian="16pt" style:font-size-complex="16pt"/>
    </style:style>
    <style:style style:name="P36" style:family="paragraph" style:parent-style-name="Standard">
      <style:paragraph-properties fo:text-align="justify" style:justify-single-word="false"/>
      <style:text-properties style:font-name="Courier New1" fo:font-size="16pt" officeooo:rsid="0004bab4" officeooo:paragraph-rsid="0004bab4" style:font-size-asian="16pt" style:font-size-complex="16pt"/>
    </style:style>
    <style:style style:name="P37" style:family="paragraph" style:parent-style-name="Standard">
      <style:paragraph-properties fo:text-align="justify" style:justify-single-word="false"/>
      <style:text-properties style:font-name="Courier New1" fo:font-size="16pt" officeooo:rsid="00066e86" officeooo:paragraph-rsid="00066e86" style:font-size-asian="16pt" style:font-size-complex="16pt"/>
    </style:style>
    <style:style style:name="P38" style:family="paragraph" style:parent-style-name="Standard">
      <style:paragraph-properties fo:text-align="justify" style:justify-single-word="false"/>
      <style:text-properties style:font-name="Courier New1" fo:font-size="16pt" officeooo:rsid="0004bab4" officeooo:paragraph-rsid="0004bab4" style:font-name-asian="Times New Roman" style:font-size-asian="16pt" style:language-asian="en" style:country-asian="GB" style:font-name-complex="Arial1" style:font-size-complex="16pt"/>
    </style:style>
    <style:style style:name="P39" style:family="paragraph" style:parent-style-name="Standard">
      <style:paragraph-properties fo:text-align="justify" style:justify-single-word="false"/>
      <style:text-properties style:font-name="Courier New1" fo:font-size="16pt" style:font-name-asian="Times New Roman" style:font-size-asian="16pt" style:language-asian="en" style:country-asian="GB" style:font-name-complex="Arial1" style:font-size-complex="16pt"/>
    </style:style>
    <style:style style:name="P40" style:family="paragraph" style:parent-style-name="Standard">
      <style:paragraph-properties fo:text-align="justify" style:justify-single-word="false"/>
      <style:text-properties style:font-name="Courier New1" fo:font-size="20pt" fo:language="tr" fo:country="TR" style:text-underline-style="solid" style:text-underline-width="auto" style:text-underline-color="font-color" fo:font-weight="bold" officeooo:rsid="00019efa" officeooo:paragraph-rsid="00019efa" fo:background-color="#ff9900" style:font-size-asian="20pt" style:font-weight-asian="bold" style:font-name-complex="Arial1" style:font-size-complex="20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Courier New1" fo:font-size="20pt" fo:language="tr" fo:country="TR" style:text-underline-style="solid" style:text-underline-width="auto" style:text-underline-color="font-color" fo:font-weight="bold" officeooo:rsid="0004bab4" officeooo:paragraph-rsid="0004bab4" fo:background-color="#ff9900" style:font-size-asian="20pt" style:font-weight-asian="bold" style:font-name-complex="Arial1" style:font-size-complex="20pt"/>
    </style:style>
    <style:style style:name="P42" style:family="paragraph" style:parent-style-name="Standard">
      <style:paragraph-properties fo:text-align="justify" style:justify-single-word="false"/>
      <style:text-properties style:font-name="Courier New1" fo:font-size="20pt" fo:language="tr" fo:country="TR" fo:font-weight="bold" officeooo:rsid="00019efa" officeooo:paragraph-rsid="00019efa" fo:background-color="#ffff00" style:font-size-asian="20pt" style:font-weight-asian="bold" style:font-name-complex="Arial1" style:font-size-complex="20pt"/>
    </style:style>
    <style:style style:name="P43" style:family="paragraph" style:parent-style-name="Standard">
      <style:paragraph-properties fo:text-align="justify" style:justify-single-word="false"/>
      <style:text-properties style:font-name="Courier New1" fo:font-size="20pt" fo:language="tr" fo:country="TR" style:text-underline-style="none" fo:font-weight="bold" officeooo:rsid="0004bab4" officeooo:paragraph-rsid="0004bab4" fo:background-color="#ffff00" style:font-size-asian="20pt" style:font-weight-asian="bold" style:font-name-complex="Arial1" style:font-size-complex="20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Courier New1" fo:font-size="20pt" officeooo:paragraph-rsid="000405f4" style:font-size-asian="20pt" style:font-size-complex="20pt"/>
    </style:style>
    <style:style style:name="P45" style:family="paragraph" style:parent-style-name="Standard">
      <style:paragraph-properties fo:text-align="justify" style:justify-single-word="false"/>
      <style:text-properties style:font-name="Courier New1" fo:font-size="20pt" fo:background-color="#ffff00" style:font-size-asian="20pt" style:font-size-complex="20pt"/>
    </style:style>
    <style:style style:name="P46" style:family="paragraph" style:parent-style-name="Standard">
      <style:paragraph-properties fo:text-align="justify" style:justify-single-word="false"/>
      <style:text-properties style:font-name="Courier New1" fo:font-size="20pt" fo:font-weight="bold" officeooo:paragraph-rsid="00019efa" fo:background-color="#ffff00" style:font-size-asian="20pt" style:font-weight-asian="bold" style:font-size-complex="20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Courier New1" fo:font-size="20pt" fo:background-color="#ff9900" style:font-size-asian="20pt" style:font-name-complex="Arial1" style:font-size-complex="20pt"/>
    </style:style>
    <style:style style:name="P48" style:family="paragraph" style:parent-style-name="Standard">
      <style:paragraph-properties fo:text-align="justify" style:justify-single-word="false"/>
      <style:text-properties style:font-name="Courier New1" fo:font-size="20pt" fo:background-color="#ff9900" style:font-size-asian="20pt" style:font-size-complex="20pt"/>
    </style:style>
    <style:style style:name="P49" style:family="paragraph" style:parent-style-name="Standard">
      <style:paragraph-properties fo:text-align="justify" style:justify-single-word="false"/>
      <style:text-properties officeooo:paragraph-rsid="000c504b"/>
    </style:style>
    <style:style style:name="P50" style:family="paragraph" style:parent-style-name="Standard">
      <style:paragraph-properties fo:text-align="justify" style:justify-single-word="false"/>
      <style:text-properties officeooo:paragraph-rsid="000d4cef"/>
    </style:style>
    <style:style style:name="P51" style:family="paragraph" style:parent-style-name="Standard">
      <style:paragraph-properties fo:text-align="justify" style:justify-single-word="false"/>
      <style:text-properties officeooo:rsid="000d4cef" officeooo:paragraph-rsid="000d4cef"/>
    </style:style>
    <style:style style:name="P52" style:family="paragraph" style:parent-style-name="Standard" style:master-page-name="Standard">
      <style:paragraph-properties fo:text-align="justify" style:justify-single-word="false" style:page-number="auto"/>
      <style:text-properties fo:color="#ff0000" style:font-name="Courier New1" fo:font-size="15pt" fo:language="tr" fo:country="TR" fo:font-weight="bold" officeooo:paragraph-rsid="00007ad1" style:font-size-asian="15pt" style:font-weight-asian="bold" style:font-name-complex="Arial1" style:font-size-complex="15pt" style:font-weight-complex="bold"/>
    </style:style>
    <style:style style:name="T1" style:family="text">
      <style:text-properties fo:color="#000000" fo:language="tr" fo:country="TR" style:font-name-complex="Arial1"/>
    </style:style>
    <style:style style:name="T2" style:family="text">
      <style:text-properties fo:color="#000000" fo:language="tr" fo:country="TR" officeooo:rsid="00007ad1" style:font-name-complex="Arial1"/>
    </style:style>
    <style:style style:name="T3" style:family="text">
      <style:text-properties fo:color="#000000" fo:language="tr" fo:country="TR" fo:font-weight="bold" style:font-weight-asian="bold" style:font-name-complex="Arial1"/>
    </style:style>
    <style:style style:name="T4" style:family="text">
      <style:text-properties fo:color="#000000" fo:language="tr" fo:country="TR" fo:font-weight="bold" style:font-weight-asian="bold" style:font-name-complex="Arial1" style:font-weight-complex="bold"/>
    </style:style>
    <style:style style:name="T5" style:family="text">
      <style:text-properties fo:color="#000000" fo:language="tr" fo:country="TR" fo:font-weight="bold" officeooo:rsid="00007ad1" style:font-weight-asian="bold" style:font-name-complex="Arial1" style:font-weight-complex="bold"/>
    </style:style>
    <style:style style:name="T6" style:family="text">
      <style:text-properties fo:color="#000000" fo:language="tr" fo:country="TR" fo:font-weight="bold" officeooo:rsid="0007f6d9" style:font-weight-asian="bold" style:font-name-complex="Arial1" style:font-weight-complex="bold"/>
    </style:style>
    <style:style style:name="T7" style:family="text">
      <style:text-properties fo:color="#000000" style:font-name-asian="Times New Roman" style:language-asian="en" style:country-asian="GB" style:font-name-complex="Arial1"/>
    </style:style>
    <style:style style:name="T8" style:family="text">
      <style:text-properties fo:color="#000000" fo:font-weight="bold" officeooo:rsid="00066e86" style:font-name-asian="Times New Roman" style:language-asian="en" style:country-asian="GB" style:font-weight-asian="bold" style:font-name-complex="Arial1" style:font-weight-complex="bold"/>
    </style:style>
    <style:style style:name="T9" style:family="text">
      <style:text-properties fo:color="#000000" fo:font-weight="bold" fo:background-color="#ffff00" loext:char-shading-value="0" style:font-name-asian="Times New Roman" style:language-asian="en" style:country-asian="GB" style:font-weight-asian="bold" style:font-name-complex="Arial1"/>
    </style:style>
    <style:style style:name="T10" style:family="text">
      <style:text-properties fo:color="#000000" fo:font-weight="bold" officeooo:rsid="000405f4" fo:background-color="#ffff00" loext:char-shading-value="0" style:font-name-asian="Times New Roman" style:language-asian="en" style:country-asian="GB" style:font-weight-asian="bold" style:font-name-complex="Arial1"/>
    </style:style>
    <style:style style:name="T11" style:family="text">
      <style:text-properties fo:color="#000000" fo:font-weight="bold" style:language-asian="en" style:country-asian="GB" style:font-weight-asian="bold" style:font-name-complex="Arial1" style:font-weight-complex="bold"/>
    </style:style>
    <style:style style:name="T12" style:family="text">
      <style:text-properties fo:color="#000000" fo:font-weight="bold" officeooo:rsid="0004bab4" style:language-asian="en" style:country-asian="GB" style:font-weight-asian="bold" style:font-name-complex="Arial1" style:font-weight-complex="bold"/>
    </style:style>
    <style:style style:name="T13" style:family="text">
      <style:text-properties fo:color="#000000" style:language-asian="en" style:country-asian="GB" style:font-name-complex="Arial1"/>
    </style:style>
    <style:style style:name="T14" style:family="text">
      <style:text-properties fo:color="#000000" style:font-name="Courier New1" fo:font-size="16pt" officeooo:rsid="000c504b" style:font-size-asian="16pt" style:language-asian="en" style:country-asian="GB" style:font-name-complex="Arial1" style:font-size-complex="16pt"/>
    </style:style>
    <style:style style:name="T15" style:family="text">
      <style:text-properties fo:color="#000000" style:font-name="Courier New1" fo:font-size="16pt" officeooo:rsid="000d4cef" style:font-size-asian="16pt" style:language-asian="en" style:country-asian="GB" style:font-name-complex="Arial1" style:font-size-complex="16pt"/>
    </style:style>
    <style:style style:name="T16" style:family="text">
      <style:text-properties fo:color="#000000" style:font-name="Courier New1" fo:font-size="16pt" fo:font-weight="bold" officeooo:rsid="000c504b" style:font-size-asian="16pt" style:language-asian="en" style:country-asian="GB" style:font-weight-asian="bold" style:font-name-complex="Arial1" style:font-size-complex="16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405f4" style:font-weight-asian="bold" style:font-weight-complex="bold"/>
    </style:style>
    <style:style style:name="T19" style:family="text">
      <style:text-properties fo:font-weight="bold" officeooo:rsid="0004bab4" style:font-weight-asian="bold" style:font-weight-complex="bold"/>
    </style:style>
    <style:style style:name="T20" style:family="text">
      <style:text-properties fo:font-weight="bold" officeooo:rsid="0008acc5" style:font-weight-asian="bold" style:font-weight-complex="bold"/>
    </style:style>
    <style:style style:name="T21" style:family="text">
      <style:text-properties fo:font-weight="bold" officeooo:rsid="00060dc3" style:font-weight-asian="bold" style:font-weight-complex="bold"/>
    </style:style>
    <style:style style:name="T22" style:family="text">
      <style:text-properties fo:font-weight="bold" officeooo:rsid="000c504b" style:font-weight-asian="bold" style:font-weight-complex="bold"/>
    </style:style>
    <style:style style:name="T23" style:family="text">
      <style:text-properties fo:font-weight="bold" officeooo:rsid="000d4cef" style:font-weight-asian="bold" style:font-weight-complex="bold"/>
    </style:style>
    <style:style style:name="T24" style:family="text">
      <style:text-properties fo:font-weight="bold" style:font-name-asian="Calibri1" style:language-asian="en" style:country-asian="GB" style:font-weight-asian="bold" style:font-name-complex="Arial1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-asian="Calibri1" style:language-asian="en" style:country-asian="GB" style:font-name-complex="Arial1"/>
    </style:style>
    <style:style style:name="T27" style:family="text">
      <style:text-properties officeooo:rsid="000405f4"/>
    </style:style>
    <style:style style:name="T28" style:family="text">
      <style:text-properties style:font-weight-complex="normal"/>
    </style:style>
    <style:style style:name="T29" style:family="text">
      <style:text-properties officeooo:rsid="0008acc5" style:font-weight-complex="normal"/>
    </style:style>
    <style:style style:name="T30" style:family="text">
      <style:text-properties officeooo:rsid="00066e86"/>
    </style:style>
    <style:style style:name="T31" style:family="text">
      <style:text-properties fo:language="tr" fo:country="TR" fo:font-weight="bold" style:font-name-asian="Times New Roman" style:language-asian="en" style:country-asian="GB" style:font-weight-asian="bold" style:font-name-complex="Arial1"/>
    </style:style>
    <style:style style:name="T32" style:family="text">
      <style:text-properties fo:language="tr" fo:country="TR" fo:font-weight="bold" officeooo:rsid="00007ad1" style:font-name-asian="Times New Roman" style:language-asian="en" style:country-asian="GB" style:font-weight-asian="bold" style:font-name-complex="Arial1"/>
    </style:style>
    <style:style style:name="T33" style:family="text">
      <style:text-properties fo:language="tr" fo:country="TR" fo:font-weight="bold" style:font-weight-asian="bold" style:font-name-complex="Arial1"/>
    </style:style>
    <style:style style:name="T34" style:family="text">
      <style:text-properties fo:language="tr" fo:country="TR" fo:font-weight="bold" officeooo:rsid="00007ad1" style:font-weight-asian="bold" style:font-name-complex="Arial1"/>
    </style:style>
    <style:style style:name="T35" style:family="text">
      <style:text-properties fo:language="tr" fo:country="TR" fo:font-weight="bold" style:font-weight-asian="bold" style:font-name-complex="Arial1" style:font-weight-complex="bold"/>
    </style:style>
    <style:style style:name="T36" style:family="text">
      <style:text-properties fo:language="tr" fo:country="TR" fo:font-weight="bold" officeooo:rsid="0008acc5" style:font-weight-asian="bold" style:font-name-complex="Arial1" style:font-weight-complex="bold"/>
    </style:style>
    <style:style style:name="T37" style:family="text">
      <style:text-properties fo:language="tr" fo:country="TR" style:font-name-complex="Arial1"/>
    </style:style>
    <style:style style:name="T38" style:family="text">
      <style:text-properties fo:language="tr" fo:country="TR" officeooo:rsid="0004bab4" style:font-name-complex="Arial1"/>
    </style:style>
    <style:style style:name="T39" style:family="text">
      <style:text-properties fo:language="tr" fo:country="TR" officeooo:rsid="0008acc5" style:font-name-complex="Arial1"/>
    </style:style>
    <style:style style:name="T40" style:family="text">
      <style:text-properties fo:language="tr" fo:country="TR" style:font-name-asian="Times New Roman" style:language-asian="en" style:country-asian="GB" style:font-name-complex="Arial1"/>
    </style:style>
    <style:style style:name="T41" style:family="text">
      <style:text-properties fo:language="tr" fo:country="TR" officeooo:rsid="00060dc3" style:font-name-asian="Times New Roman" style:language-asian="en" style:country-asian="GB" style:font-name-complex="Arial1"/>
    </style:style>
    <style:style style:name="T42" style:family="text">
      <style:text-properties fo:language="tr" fo:country="TR" officeooo:rsid="00019efa" style:font-name-asian="Times New Roman" style:language-asian="en" style:country-asian="GB" style:font-name-complex="Arial1"/>
    </style:style>
    <style:style style:name="T43" style:family="text">
      <style:text-properties fo:language="tr" fo:country="TR" style:text-underline-style="solid" style:text-underline-width="auto" style:text-underline-color="font-color" fo:font-weight="bold" style:font-weight-asian="bold" style:font-name-complex="Arial1"/>
    </style:style>
    <style:style style:name="T44" style:family="text">
      <style:text-properties fo:language="tr" fo:country="TR" style:text-underline-style="solid" style:text-underline-width="auto" style:text-underline-color="font-color" fo:font-weight="bold" officeooo:rsid="00007ad1" style:font-weight-asian="bold" style:font-name-complex="Arial1"/>
    </style:style>
    <style:style style:name="T45" style:family="text">
      <style:text-properties fo:color="#3333ff"/>
    </style:style>
    <style:style style:name="T46" style:family="text">
      <style:text-properties fo:color="#3333ff" fo:language="tr" fo:country="TR" fo:font-weight="normal" style:font-name-asian="Times New Roman" style:language-asian="en" style:country-asian="GB" style:font-weight-asian="normal" style:font-name-complex="Arial1" style:font-weight-complex="normal"/>
    </style:style>
    <style:style style:name="T47" style:family="text">
      <style:text-properties fo:color="#3333ff" fo:language="tr" fo:country="TR" fo:font-weight="normal" officeooo:rsid="00019efa" style:font-name-asian="Times New Roman" style:language-asian="en" style:country-asian="GB" style:font-weight-asian="normal" style:font-name-complex="Arial1" style:font-weight-complex="normal"/>
    </style:style>
    <style:style style:name="T48" style:family="text">
      <style:text-properties fo:color="#3333ff" fo:font-weight="bold" style:font-weight-asian="bold" style:font-weight-complex="bold"/>
    </style:style>
    <style:style style:name="T49" style:family="text">
      <style:text-properties fo:color="#3333ff" fo:font-weight="bold" style:font-name-asian="Calibri1" style:language-asian="en" style:country-asian="GB" style:font-weight-asian="bold" style:font-weight-complex="bold"/>
    </style:style>
    <style:style style:name="T50" style:family="text">
      <style:text-properties fo:color="#3333ff" fo:font-weight="normal" style:font-weight-asian="normal" style:font-weight-complex="normal"/>
    </style:style>
    <style:style style:name="T51" style:family="text">
      <style:text-properties fo:color="#3333ff" fo:font-weight="normal" officeooo:rsid="000405f4" style:font-weight-asian="normal" style:font-weight-complex="normal"/>
    </style:style>
    <style:style style:name="T52" style:family="text">
      <style:text-properties fo:color="#3333ff" fo:font-weight="normal" officeooo:rsid="00007ad1" style:font-name-asian="Times New Roman" style:language-asian="en" style:country-asian="GB" style:font-weight-asian="normal" style:font-weight-complex="normal"/>
    </style:style>
    <style:style style:name="T53" style:family="text">
      <style:text-properties fo:color="#3333ff" fo:font-weight="normal" officeooo:rsid="00066e86" style:font-name-asian="Times New Roman" style:language-asian="en" style:country-asian="GB" style:font-weight-asian="normal" style:font-name-complex="Arial1" style:font-weight-complex="normal"/>
    </style:style>
    <style:style style:name="T54" style:family="text">
      <style:text-properties fo:color="#3333ff" fo:font-weight="normal" officeooo:rsid="000405f4" style:font-name-asian="Times New Roman" style:language-asian="en" style:country-asian="GB" style:font-weight-asian="normal" style:font-name-complex="Arial1" style:font-weight-complex="normal"/>
    </style:style>
    <style:style style:name="T55" style:family="text">
      <style:text-properties fo:color="#3333ff" fo:font-weight="normal" officeooo:rsid="00019efa" style:font-name-asian="Calibri1" style:language-asian="en" style:country-asian="GB" style:font-weight-asian="normal" style:font-name-complex="Arial1" style:font-weight-complex="normal"/>
    </style:style>
    <style:style style:name="T56" style:family="text">
      <style:text-properties fo:color="#3333ff" fo:font-weight="normal" officeooo:rsid="000885fc" style:font-name-asian="Calibri1" style:language-asian="en" style:country-asian="GB" style:font-weight-asian="normal" style:font-name-complex="Arial1" style:font-weight-complex="normal"/>
    </style:style>
    <style:style style:name="T57" style:family="text">
      <style:text-properties fo:color="#009900"/>
    </style:style>
    <style:style style:name="T58" style:family="text">
      <style:text-properties fo:color="#009900" fo:background-color="transparent" loext:char-shading-value="0" style:font-weight-complex="normal"/>
    </style:style>
    <style:style style:name="T59" style:family="text">
      <style:text-properties fo:color="#009900" style:font-weight-complex="normal"/>
    </style:style>
    <style:style style:name="T60" style:family="text">
      <style:text-properties fo:color="#009900" fo:language="tr" fo:country="TR" style:font-name-complex="Arial1"/>
    </style:style>
    <style:style style:name="T61" style:family="text">
      <style:text-properties fo:color="#009900" fo:language="tr" fo:country="TR" officeooo:rsid="0004bab4" style:font-name-complex="Arial1"/>
    </style:style>
    <style:style style:name="T62" style:family="text">
      <style:text-properties fo:color="#009900" fo:font-weight="normal" style:font-weight-asian="normal" style:font-weight-complex="normal"/>
    </style:style>
    <style:style style:name="T63" style:family="text">
      <style:text-properties fo:color="#009900" fo:font-weight="bold" style:font-weight-asian="bold" style:font-weight-complex="bold"/>
    </style:style>
    <style:style style:name="T64" style:family="text">
      <style:text-properties fo:color="#009900" officeooo:rsid="00066e86"/>
    </style:style>
    <style:style style:name="T65" style:family="text">
      <style:text-properties style:text-underline-style="solid" style:text-underline-width="auto" style:text-underline-color="font-color" fo:font-weight="bold" style:font-name-asian="Times New Roman" style:language-asian="en" style:country-asian="GB" style:font-weight-asian="bold"/>
    </style:style>
    <style:style style:name="T66" style:family="text">
      <style:text-properties style:text-underline-style="solid" style:text-underline-width="auto" style:text-underline-color="font-color" fo:font-weight="bold" officeooo:rsid="0004bab4" style:font-name-asian="Times New Roman" style:language-asian="en" style:country-asian="GB" style:font-weight-asian="bold"/>
    </style:style>
    <style:style style:name="T67" style:family="text">
      <style:text-properties officeooo:rsid="000c504b"/>
    </style:style>
    <style:style style:name="T68" style:family="text">
      <style:text-properties fo:font-variant="normal" fo:text-transform="none" fo:color="#000000" style:font-name="Courier New1" fo:font-size="16pt" fo:letter-spacing="normal" fo:font-weight="normal" style:font-size-asian="16pt" style:language-asian="en" style:country-asian="GB" style:font-weight-asian="normal" style:font-name-complex="Arial1" style:font-size-complex="16pt" style:font-weight-complex="normal"/>
    </style:style>
    <style:style style:name="T69" style:family="text">
      <style:text-properties fo:font-variant="normal" fo:text-transform="none" fo:color="#000000" style:font-name="Courier New1" fo:font-size="16pt" fo:letter-spacing="normal" fo:font-weight="normal" officeooo:rsid="000c504b" style:font-size-asian="16pt" style:language-asian="en" style:country-asian="GB" style:font-weight-asian="normal" style:font-name-complex="Arial1" style:font-size-complex="16pt" style:font-weight-complex="normal"/>
    </style:style>
    <style:style style:name="T70" style:family="text">
      <style:text-properties fo:font-variant="normal" fo:text-transform="none" fo:color="#000000" style:font-name="Courier New1" fo:font-size="16pt" fo:letter-spacing="normal" fo:font-weight="normal" officeooo:rsid="000d4cef" style:font-size-asian="16pt" style:language-asian="en" style:country-asian="GB" style:font-weight-asian="normal" style:font-name-complex="Arial1" style:font-size-complex="16pt" style:font-weight-complex="normal"/>
    </style:style>
    <style:style style:name="T71" style:family="text">
      <style:text-properties fo:font-variant="normal" fo:text-transform="none" fo:color="#000000" style:font-name="Courier New1" fo:font-size="16pt" fo:letter-spacing="normal" fo:font-style="normal" fo:font-weight="normal" officeooo:rsid="000c504b" style:font-size-asian="16pt" style:language-asian="en" style:country-asian="GB" style:font-weight-asian="normal" style:font-name-complex="Arial1" style:font-size-complex="16pt" style:font-weight-complex="normal"/>
    </style:style>
    <style:style style:name="T72" style:family="text">
      <style:text-properties fo:font-variant="normal" fo:text-transform="none" fo:color="#000000" style:font-name="Courier New1" fo:font-size="16pt" fo:letter-spacing="normal" fo:font-weight="bold" style:font-size-asian="16pt" style:language-asian="en" style:country-asian="GB" style:font-weight-asian="bold" style:font-name-complex="Arial1" style:font-size-complex="16pt" style:font-weight-complex="bold"/>
    </style:style>
    <style:style style:name="T73" style:family="text">
      <style:text-properties fo:font-variant="normal" fo:text-transform="none" fo:color="#000000" style:font-name="Courier New1" fo:font-size="16pt" fo:letter-spacing="normal" fo:font-weight="bold" officeooo:rsid="000c504b" style:font-size-asian="16pt" style:language-asian="en" style:country-asian="GB" style:font-weight-asian="bold" style:font-name-complex="Arial1" style:font-size-complex="16pt" style:font-weight-complex="bold"/>
    </style:style>
    <style:style style:name="T74" style:family="text">
      <style:text-properties fo:font-variant="normal" fo:text-transform="none" fo:letter-spacing="normal"/>
    </style:style>
    <style:style style:name="T75" style:family="text">
      <style:text-properties fo:font-variant="normal" fo:text-transform="none" fo:letter-spacing="normal" fo:font-weight="normal" style:font-weight-asian="normal" style:font-weight-complex="normal"/>
    </style:style>
    <style:style style:name="T76" style:family="text">
      <style:text-properties fo:font-variant="normal" fo:text-transform="none" fo:letter-spacing="normal" fo:font-weight="normal" officeooo:rsid="000d4cef" style:font-weight-asian="normal" style:font-weight-complex="normal"/>
    </style:style>
    <style:style style:name="T77" style:family="text">
      <style:text-properties fo:font-variant="normal" fo:text-transform="none" fo:letter-spacing="normal" fo:font-weight="normal" officeooo:rsid="000c504b" style:font-weight-asian="normal" style:font-weight-complex="normal"/>
    </style:style>
    <style:style style:name="T78" style:family="text">
      <style:text-properties fo:font-variant="normal" fo:text-transform="none" fo:letter-spacing="normal" fo:font-weight="bold" style:font-weight-asian="bold" style:font-weight-complex="bold"/>
    </style:style>
    <style:style style:name="T79" style:family="text">
      <style:text-properties officeooo:rsid="000d4c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Problem Statement:</text:p>
      <text:p text:style-name="P21"><text:span text:style-name="T1">A student wants to create his dictionary to note the words and its definitions. </text:span><text:span text:style-name="T2">Via provided menu, student can </text:span><text:span text:style-name="T5">add</text:span><text:span text:style-name="T2">, </text:span><text:span text:style-name="T5">find</text:span><text:span text:style-name="T2">, </text:span><text:span text:style-name="T5">delete, </text:span><text:span text:style-name="T6">print</text:span><text:span text:style-name="T2"> a word. Student can also see the all words in the </text:span><text:span text:style-name="T5">multimap.</text:span></text:p>
      <text:p text:style-name="P23"/>
      <text:p text:style-name="P20">Justification:</text:p>
      <text:p text:style-name="P22"><text:span text:style-name="T1">For this project, the best container for this kind of dictionary is </text:span><text:span text:style-name="T3">multimap. </text:span></text:p>
      <text:p text:style-name="P22"><text:span text:style-name="T1">Because, word’s name is the </text:span><text:span text:style-name="T4">unique key</text:span><text:span text:style-name="T1"> and one word can have multiple definitions. </text:span></text:p>
      <text:p text:style-name="P24"/>
      <text:p text:style-name="P41">Word:</text:p>
      <text:p text:style-name="P25"><text:span text:style-name="T17">name</text:span> <text:tab/><text:tab/>: <text:span text:style-name="T45">string</text:span></text:p>
      <text:p text:style-name="P25"><text:span text:style-name="T17">definition<text:tab/></text:span>: <text:span text:style-name="T45">string</text:span></text:p>
      <text:p text:style-name="P25"/>
      <text:p text:style-name="P43">Word Operations:</text:p>
      <text:p text:style-name="P26"><text:span text:style-name="T58">init</text:span><text:span text:style-name="T28">( </text:span><text:span text:style-name="T17">name</text:span><text:span text:style-name="T28">, </text:span><text:span text:style-name="T17">definition</text:span><text:span text:style-name="T28"> )</text:span></text:p>
      <text:p text:style-name="P26"><text:span text:style-name="T59">AddName</text:span><text:span text:style-name="T28">()</text:span></text:p>
      <text:p text:style-name="P26"><text:span text:style-name="T59">GetName</text:span><text:span text:style-name="T28">()</text:span></text:p>
      <text:p text:style-name="P27"><text:span text:style-name="T59">SetName</text:span><text:span text:style-name="T28">( </text:span><text:span text:style-name="T20">name</text:span><text:span text:style-name="T29"> </text:span><text:span text:style-name="T28">)<text:line-break/></text:span><text:span text:style-name="T59">PrintName</text:span><text:span text:style-name="T28">()</text:span></text:p>
      <text:p text:style-name="P26"><text:span text:style-name="T28"/></text:p>
      <text:p text:style-name="P26"><text:span text:style-name="T59">AddDefinition</text:span><text:span text:style-name="T28">()</text:span></text:p>
      <text:p text:style-name="P26"><text:span text:style-name="T59">GetDefinition</text:span><text:span text:style-name="T28">()</text:span></text:p>
      <text:p text:style-name="P26"><text:span text:style-name="T59">SetDefinition</text:span><text:span text:style-name="T28">( </text:span><text:span text:style-name="T21">definition</text:span><text:span text:style-name="T28">)</text:span></text:p>
      <text:p text:style-name="P26"><text:span text:style-name="T59">PrintDefinition</text:span><text:span text:style-name="T28">()</text:span></text:p>
      <text:p text:style-name="P26"><text:span text:style-name="T28"/></text:p>
      <text:p text:style-name="P26"><text:span text:style-name="T59">PrintWord</text:span><text:span text:style-name="T28">()</text:span></text:p>
      <text:p text:style-name="P26"><text:span text:style-name="T59">PrintAllProperties</text:span><text:span text:style-name="T28">()</text:span></text:p>
      <text:p text:style-name="P26"><text:span text:style-name="T28"/></text:p>
      <text:p text:style-name="P26"><text:span text:style-name="T59">operator ==</text:span><text:span text:style-name="T28"> ()</text:span></text:p>
      <text:p text:style-name="P26"><text:span text:style-name="T59">operator !=</text:span><text:span text:style-name="T28"> ()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8"><text:soft-page-break/><text:span text:style-name="T44">Node</text:span><text:span text:style-name="T43">:</text:span></text:p>
      <text:p text:style-name="P36"><text:span text:style-name="T32">I</text:span><text:span text:style-name="T31">NFO <text:tab/>: <text:tab/></text:span><text:span text:style-name="T46">TElem</text:span></text:p>
      <text:p text:style-name="P36"><text:span text:style-name="T31">NEXT <text:tab/>:<text:tab/></text:span><text:span text:style-name="T46">Node</text:span></text:p>
      <text:p text:style-name="P28"/>
      <text:p text:style-name="P45"><text:span text:style-name="T34">Node</text:span><text:span text:style-name="T33"> Operations:</text:span></text:p>
      <text:p text:style-name="P36"><text:span text:style-name="T60">init</text:span><text:span text:style-name="T37"> ( </text:span><text:span text:style-name="T35">info</text:span><text:span text:style-name="T37"> )</text:span></text:p>
      <text:p text:style-name="P36"><text:span text:style-name="T60">info</text:span><text:span text:style-name="T37"> ()</text:span></text:p>
      <text:p text:style-name="P36"><text:span text:style-name="T60">setInfo</text:span><text:span text:style-name="T37"> ( </text:span><text:span text:style-name="T36">info</text:span><text:span text:style-name="T39"> </text:span><text:span text:style-name="T37">)</text:span></text:p>
      <text:p text:style-name="P36"><text:span text:style-name="T60">next</text:span><text:span text:style-name="T37"> ()</text:span></text:p>
      <text:p text:style-name="P36"><text:span text:style-name="T60">setNext</text:span><text:span text:style-name="T37"> ( </text:span><text:span text:style-name="T36">next</text:span><text:span text:style-name="T39"> </text:span><text:span text:style-name="T37">)</text:span></text:p>
      <text:p text:style-name="P33"><text:span text:style-name="T61">operator ==</text:span><text:span text:style-name="T38"> ()</text:span></text:p>
      <text:p text:style-name="P33"><text:span text:style-name="T38"/></text:p>
      <text:p text:style-name="P33"><text:span text:style-name="T38"/></text:p>
      <text:p text:style-name="P40">SinglyLinkedList:</text:p>
      <text:p text:style-name="P29"><text:span text:style-name="T19">SIZE</text:span><text:span text:style-name="T17"> <text:tab/></text:span><text:tab/>:<text:span text:style-name="T17"> </text:span><text:span text:style-name="T50">Integer</text:span></text:p>
      <text:p text:style-name="P31"><text:span text:style-name="T17">MAX_SIZE</text:span> <text:tab/>:<text:span text:style-name="T17"> </text:span><text:span text:style-name="T50">Integer</text:span></text:p>
      <text:p text:style-name="P30"><text:span text:style-name="T19">HEAD</text:span><text:span text:style-name="T17"> <text:tab/></text:span><text:tab/>:<text:span text:style-name="T17"> </text:span><text:span text:style-name="T49">↑</text:span><text:span text:style-name="T52">Node</text:span></text:p>
      <text:p text:style-name="P30"><text:span text:style-name="T19">TAIL</text:span><text:span text:style-name="T17"> <text:tab/></text:span><text:tab/>:<text:span text:style-name="T17"> </text:span><text:span text:style-name="T49">↑</text:span><text:span text:style-name="T52">Node</text:span><text:span text:style-name="T48"> <text:s/></text:span><text:s/></text:p>
      <text:p text:style-name="P30"/>
      <text:p text:style-name="P42">SinglyLinkedList Operations:</text:p>
      <text:p text:style-name="P30"><text:span text:style-name="T57">init </text:span>( )</text:p>
      <text:p text:style-name="P31"><text:span text:style-name="T57">size </text:span>()</text:p>
      <text:p text:style-name="P31"><text:span text:style-name="T57">max_size</text:span> ()</text:p>
      <text:p text:style-name="P31"><text:span text:style-name="T57">head </text:span>()</text:p>
      <text:p text:style-name="P31"><text:span text:style-name="T57">pop_front</text:span> ()</text:p>
      <text:p text:style-name="P31"><text:span text:style-name="T57">pop_back</text:span> ()</text:p>
      <text:p text:style-name="P31"><text:span text:style-name="T57">empty</text:span> ()</text:p>
      <text:p text:style-name="P31"><text:span text:style-name="T57">full </text:span>()</text:p>
      <text:p text:style-name="P31"><text:span text:style-name="T57">push_front</text:span> ( <text:span text:style-name="T17">givenElement</text:span> )</text:p>
      <text:p text:style-name="P31"><text:span text:style-name="T57">push_back</text:span> ( <text:span text:style-name="T17">givenElement</text:span> )</text:p>
      <text:p text:style-name="P31"><text:span text:style-name="T57">push_at</text:span> ( <text:span text:style-name="T17">givenElement</text:span>, <text:span text:style-name="T17">position</text:span> )</text:p>
      <text:p text:style-name="P31"><text:span text:style-name="T57">push_after</text:span> ( <text:span text:style-name="T17">givenElement</text:span>, <text:span text:style-name="T17">specifiedElement</text:span> )</text:p>
      <text:p text:style-name="P31"><text:span text:style-name="T57">find </text:span>()</text:p>
      <text:p text:style-name="P31"><text:span text:style-name="T57">findPreviousFrom</text:span> ( <text:span text:style-name="T17">givenElement</text:span> )</text:p>
      <text:p text:style-name="P31"><text:span text:style-name="T57">remove_front</text:span> ()</text:p>
      <text:p text:style-name="P31"><text:span text:style-name="T57">remove_back</text:span> ()</text:p>
      <text:p text:style-name="P31"><text:span text:style-name="T57">remove</text:span> ( <text:span text:style-name="T17">givenElement</text:span> )</text:p>
      <text:p text:style-name="P47"><text:soft-page-break/><text:span text:style-name="T66">SSL</text:span><text:span text:style-name="T65">Iterator:</text:span></text:p>
      <text:p text:style-name="P32"><text:span text:style-name="T12">SLL<text:tab/><text:tab/><text:tab/></text:span><text:span text:style-name="T13">: </text:span><text:span text:style-name="T24">↑</text:span><text:span text:style-name="T55">SinglyLinkedList</text:span></text:p>
      <text:p text:style-name="P32"><text:span text:style-name="T12">CURRENT</text:span><text:span text:style-name="T11"> </text:span><text:span text:style-name="T13"><text:tab/>: </text:span><text:span text:style-name="T26">↑</text:span><text:span text:style-name="T47">Node</text:span></text:p>
      <text:p text:style-name="P38"><text:span text:style-name="T17">POSITION </text:span><text:tab/>: <text:span text:style-name="T50">Integer</text:span></text:p>
      <text:p text:style-name="P39"/>
      <text:p text:style-name="P46"><text:span text:style-name="T41">SSL</text:span><text:span text:style-name="T42">Iterator Operations</text:span><text:span text:style-name="T40">:</text:span></text:p>
      <text:p text:style-name="P1"><text:span text:style-name="T57">init</text:span> ( <text:span text:style-name="T17">sll</text:span> )</text:p>
      <text:p text:style-name="P2"><text:span text:style-name="T57">current</text:span> ()</text:p>
      <text:p text:style-name="P2"><text:span text:style-name="T57">valid</text:span> ()</text:p>
      <text:p text:style-name="P2"><text:span text:style-name="T57">position</text:span> ()</text:p>
      <text:p text:style-name="P2"><text:span text:style-name="T57">next</text:span> ()</text:p>
      <text:p text:style-name="P2"><text:span text:style-name="T57">operator ++</text:span> ()</text:p>
      <text:p text:style-name="P2"/>
      <text:p text:style-name="P3"/>
      <text:p text:style-name="P17">Pair:</text:p>
      <text:p text:style-name="P2"><text:span text:style-name="T17">KEY</text:span> <text:tab/>:<text:tab/><text:span text:style-name="T45">TKey</text:span></text:p>
      <text:p text:style-name="P2"><text:span text:style-name="T17">VALUE</text:span> <text:tab/>: <text:tab/><text:span text:style-name="T45">TValue</text:span></text:p>
      <text:p text:style-name="P2"/>
      <text:p text:style-name="P16">Pair Operations:</text:p>
      <text:p text:style-name="P2"><text:span text:style-name="T57">init</text:span> ( <text:span text:style-name="T17">key</text:span>, <text:span text:style-name="T17">value</text:span> )</text:p>
      <text:p text:style-name="P2"><text:span text:style-name="T57">key</text:span> ()</text:p>
      <text:p text:style-name="P2"><text:span text:style-name="T57">value</text:span> ()</text:p>
      <text:p text:style-name="P2"><text:span text:style-name="T57">setValue</text:span> ( <text:span text:style-name="T17">value</text:span> )</text:p>
      <text:p text:style-name="P2"><text:span text:style-name="T57">operator</text:span> <text:span text:style-name="T57">==</text:span> ()</text:p>
      <text:p text:style-name="P2"><text:span text:style-name="T57">operator</text:span> <text:span text:style-name="T57">!=</text:span> ()</text:p>
      <text:p text:style-name="P2"/>
      <text:p text:style-name="P3"/>
      <text:p text:style-name="P19">HashTable:</text:p>
      <text:p text:style-name="P34"><text:span text:style-name="T8">LENGTH</text:span><text:span text:style-name="T7"> <text:tab/><text:tab/>: </text:span><text:span text:style-name="T53">Integer</text:span></text:p>
      <text:p text:style-name="P35"><text:span text:style-name="T8">lists</text:span><text:span text:style-name="T7"> <text:tab/><text:tab/>: </text:span><text:span text:style-name="T54">SinglyLinkedList </text:span><text:span text:style-name="T56">[ ]</text:span></text:p>
      <text:p text:style-name="P11"><text:span text:style-name="T62">HashFunction</text:span> ( <text:span text:style-name="T17">itemKey</text:span> )</text:p>
      <text:p text:style-name="P12"/>
      <text:p text:style-name="P15">HashTable Operations:</text:p>
      <text:p text:style-name="P2"><text:span text:style-name="T57">init</text:span> ()</text:p>
      <text:p text:style-name="P2"><text:span text:style-name="T57">put</text:span> ( <text:span text:style-name="T17">Pair</text:span> )</text:p>
      <text:p text:style-name="P2"><text:span text:style-name="T57">get</text:span> ( <text:span text:style-name="T17">Pair</text:span> )</text:p>
      <text:p text:style-name="P4"><text:span text:style-name="T64">length</text:span><text:span text:style-name="T30"> ()</text:span></text:p>
      <text:p text:style-name="P18"><text:soft-page-break/>MultiMap:</text:p>
      <text:p text:style-name="P37"><text:span text:style-name="T17">containerSize</text:span><text:tab/>:<text:tab/><text:span text:style-name="T45">Integer</text:span></text:p>
      <text:p text:style-name="P34"><text:span text:style-name="T18">table</text:span><text:span text:style-name="T27"> <text:tab/><text:tab/><text:tab/>: <text:tab/></text:span><text:span text:style-name="T51">HashTable</text:span></text:p>
      <text:p text:style-name="P13"/>
      <text:p text:style-name="P44"><text:span text:style-name="T10">MultiMap </text:span><text:span text:style-name="T9">Operations:</text:span></text:p>
      <text:p text:style-name="P5"><text:span text:style-name="T63">init</text:span> ( <text:span text:style-name="T22">mm</text:span><text:span text:style-name="T67"> </text:span>)</text:p>
      <text:p text:style-name="P6">{</text:p>
      <text:p text:style-name="P49"><text:span text:style-name="T14">post: <text:tab/></text:span><text:span text:style-name="T16">mm </text:span><text:span text:style-name="T69">∈ MultiMap, </text:span><text:span text:style-name="T73">mm</text:span><text:span text:style-name="T69"> = </text:span><text:span text:style-name="T71">Ø</text:span></text:p>
      <text:p text:style-name="P6">}</text:p>
      <text:p text:style-name="P6"/>
      <text:p text:style-name="P9"><text:span text:style-name="T63">destroy</text:span> ( <text:span text:style-name="T17">mm</text:span> )</text:p>
      <text:p text:style-name="P9">{</text:p>
      <text:p text:style-name="P9">pre:<text:tab/><text:span text:style-name="T22">mm </text:span><text:span text:style-name="T77">∈ MultiMap</text:span></text:p>
      <text:p text:style-name="P9"><text:span text:style-name="T77">p</text:span><text:span text:style-name="T75">ost:<text:tab/></text:span><text:span text:style-name="T78">mm </text:span><text:span text:style-name="T75">was destroyed (allocated memory was <text:tab/><text:tab/>freed)</text:span></text:p>
      <text:p text:style-name="P9">}</text:p>
      <text:p text:style-name="P6"/>
      <text:p text:style-name="P2"><text:span text:style-name="T63">insert</text:span> ( <text:span text:style-name="T17">key</text:span>, <text:span text:style-name="T17">value</text:span> )</text:p>
      <text:p text:style-name="P6">{</text:p>
      <text:p text:style-name="P50"><text:span text:style-name="T15">pre:<text:tab/>key </text:span><text:span text:style-name="T69">∈ </text:span><text:span text:style-name="T70">Tkey, value </text:span><text:span text:style-name="T69">∈ </text:span><text:span text:style-name="T70">Tvalue</text:span></text:p>
      <text:p text:style-name="P51"><text:span text:style-name="T70">p</text:span><text:span text:style-name="T68">ost:<text:tab/>the pair &lt;k,v&gt; was added into </text:span><text:span text:style-name="T72">mm.</text:span><text:span text:style-name="T68"> If the pair &lt;k,v&gt; is already in the </text:span><text:span text:style-name="T72">mm</text:span><text:span text:style-name="T68">, nothing is added.</text:span></text:p>
      <text:p text:style-name="P6">}</text:p>
      <text:p text:style-name="P6"/>
      <text:p text:style-name="P2"><text:span text:style-name="T63">find</text:span> ( <text:span text:style-name="T17">key</text:span> )</text:p>
      <text:p text:style-name="P6">{</text:p>
      <text:p text:style-name="P7"><text:span text:style-name="T79">pre:<text:tab/>key </text:span><text:span text:style-name="T75">∈ </text:span><text:span text:style-name="T76">Tkey</text:span></text:p>
      <text:p text:style-name="P8"><text:span text:style-name="T76"/></text:p>
      <text:p text:style-name="P8"><text:span text:style-name="T75">post:<text:tab/>true<text:tab/>→<text:tab/>returns a list of values <text:tab/><text:tab/><text:tab/><text:tab/><text:tab/><text:tab/>associated with key.</text:span></text:p>
      <text:p text:style-name="P8"><text:span text:style-name="T75"/></text:p>
      <text:p text:style-name="P8"><text:span text:style-name="T75"><text:tab/><text:tab/>false<text:tab/>→<text:tab/>returns an empty list.</text:span></text:p>
      <text:p text:style-name="P6">}</text:p>
      <text:p text:style-name="P6"/>
      <text:p text:style-name="P6"/>
      <text:p text:style-name="P6"/>
      <text:p text:style-name="P6"/>
      <text:p text:style-name="P2"><text:soft-page-break/><text:span text:style-name="T63">remove</text:span> ( <text:span text:style-name="T17">key</text:span><text:span text:style-name="T25">,</text:span> <text:span text:style-name="T17">value</text:span> )</text:p>
      <text:p text:style-name="P6">{</text:p>
      <text:p text:style-name="P8">pre:<text:tab/>key <text:span text:style-name="T77">∈ </text:span><text:span text:style-name="T75">Tkey, value </text:span><text:span text:style-name="T77">∈ </text:span><text:span text:style-name="T75">Tvalue</text:span></text:p>
      <text:p text:style-name="P8"><text:span text:style-name="T75">post:<text:tab/>the pair &lt;k,v&gt; was deleted from </text:span><text:span text:style-name="T78">mm</text:span><text:span text:style-name="T75">.</text:span></text:p>
      <text:p text:style-name="P6">}</text:p>
      <text:p text:style-name="P6"/>
      <text:p text:style-name="P2"><text:span text:style-name="T63">size</text:span> ()</text:p>
      <text:p text:style-name="P6">{</text:p>
      <text:p text:style-name="P6">post:<text:tab/><text:span text:style-name="T79">returns the containerSize.</text:span></text:p>
      <text:p text:style-name="P6">}</text:p>
      <text:p text:style-name="P6"/>
      <text:p text:style-name="P2"><text:span text:style-name="T63">empty</text:span> ()</text:p>
      <text:p text:style-name="P8">{</text:p>
      <text:p text:style-name="P8">post:<text:tab/>true<text:tab/>→<text:tab/>if mm is not empty</text:p>
      <text:p text:style-name="P8"><text:tab/><text:tab/>false<text:tab/>→<text:tab/>otherwise</text:p>
      <text:p text:style-name="P8">}</text:p>
      <text:p text:style-name="P8"/>
      <text:p text:style-name="P2"><text:span text:style-name="T63">clear</text:span> ()</text:p>
      <text:p text:style-name="P8">{</text:p>
      <text:p text:style-name="P8">post:<text:tab/>removes all pairs in the <text:span text:style-name="T17">mm</text:span>.</text:p>
      <text:p text:style-name="P8">}</text:p>
      <text:p text:style-name="P8"/>
      <text:p text:style-name="P2"><text:span text:style-name="T63">count</text:span> ( <text:span text:style-name="T23">key</text:span><text:span text:style-name="T79"> </text:span>)</text:p>
      <text:p text:style-name="P8">{</text:p>
      <text:p text:style-name="P8">pre:<text:tab/>key <text:span text:style-name="T77">∈ </text:span><text:span text:style-name="T75">Tkey</text:span></text:p>
      <text:p text:style-name="P8"><text:span text:style-name="T75">post:<text:tab/>returns the number of pairs whose keys <text:tab/><text:tab/>are equal to </text:span><text:span text:style-name="T78">key.</text:span></text:p>
      <text:p text:style-name="P8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oft-page-break/>MMAPIterator:</text:p>
      <text:p text:style-name="P2"><text:span text:style-name="T17">map</text:span> <text:tab/>:<text:tab/><text:span text:style-name="T45">MultiMap</text:span></text:p>
      <text:p text:style-name="P2"/>
      <text:p text:style-name="P16">MMAPIterator Operations:</text:p>
      <text:p text:style-name="P2"><text:span text:style-name="T63">init</text:span> ( <text:span text:style-name="T17">map</text:span> )</text:p>
      <text:p text:style-name="P10">{</text:p>
      <text:p text:style-name="P10">pre:<text:tab/><text:span text:style-name="T17">map </text:span><text:span text:style-name="T77">∈ MultiMap</text:span></text:p>
      <text:p text:style-name="P10"><text:span text:style-name="T77">p</text:span><text:span text:style-name="T75">ost:<text:tab/>it is an iterator over </text:span><text:span text:style-name="T78">map</text:span></text:p>
      <text:p text:style-name="P14"><text:span text:style-name="T74">}</text:span></text:p>
      <text:p text:style-name="P14"><text:span text:style-name="T74"/></text:p>
      <text:p text:style-name="P2"><text:span text:style-name="T63">current</text:span> ()</text:p>
      <text:p text:style-name="P10">{</text:p>
      <text:p text:style-name="P10">pre:<text:tab/>iterator is valid</text:p>
      <text:p text:style-name="P10">post:<text:tab/>returns current element</text:p>
      <text:p text:style-name="P10">}</text:p>
      <text:p text:style-name="P10"/>
      <text:p text:style-name="P2"><text:span text:style-name="T63">valid</text:span> ()</text:p>
      <text:p text:style-name="P10">{</text:p>
      <text:p text:style-name="P10">post:<text:tab/>true<text:tab/>→<text:tab/>current element is not NULL</text:p>
      <text:p text:style-name="P10"><text:tab/><text:tab/>false<text:tab/>→<text:tab/>otherwise</text:p>
      <text:p text:style-name="P10">}</text:p>
      <text:p text:style-name="P10"/>
      <text:p text:style-name="P2"><text:span text:style-name="T63">next</text:span> ()</text:p>
      <text:p text:style-name="P10">{</text:p>
      <text:p text:style-name="P10">pre:<text:tab/>iterator is valid</text:p>
      <text:p text:style-name="P10">post:<text:tab/>iterates to the next element</text:p>
      <text:p text:style-name="P10">}</text:p>
      <text:p text:style-name="P10"/>
      <text:p text:style-name="P2"><text:span text:style-name="T63">operator</text:span> <text:span text:style-name="T63">++</text:span><text:span text:style-name="T25">()</text:span></text:p>
      <text:p text:style-name="P10">{</text:p>
      <text:p text:style-name="P10">pre:<text:tab/>iterator is valid</text:p>
      <text:p text:style-name="P10">post:<text:tab/>iterates to the next element</text:p>
      <text:p text:style-name="P10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 Unicode MS" svg:font-family="'Arial Unicode MS'" style:font-pitch="variable"/>
    <style:font-face style:name="Courier New1" svg:font-family="'Courier New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GB" style:letter-kerning="tru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" style:family="paragraph" style:parent-style-name="Standard" style:default-outline-level="">
      <style:text-properties fo:color="#4bd156" style:font-name="Courier New" fo:font-family="'Courier New'" style:font-family-generic="roman" style:font-pitch="variable" fo:font-size="10.5pt" style:font-size-asian="10.5pt" style:language-asian="en" style:country-asian="GB" style:font-name-complex="Courier New2" style:font-family-complex="'Courier New'" style:font-family-generic-complex="system" style:font-pitch-complex="variable" style:font-size-complex="10.5pt"/>
    </style:style>
    <style:style style:name="p2" style:family="paragraph" style:parent-style-name="Standard" style:default-outline-level="">
      <style:text-properties fo:color="#fffbd8" style:font-name="Courier New" fo:font-family="'Courier New'" style:font-family-generic="roman" style:font-pitch="variable" fo:font-size="10.5pt" style:font-size-asian="10.5pt" style:language-asian="en" style:country-asian="GB" style:font-name-complex="Courier New2" style:font-family-complex="'Courier New'" style:font-family-generic-complex="system" style:font-pitch-complex="variable" style:font-size-complex="10.5pt"/>
    </style:style>
    <style:style style:name="p3" style:family="paragraph" style:parent-style-name="Standard" style:default-outline-level="">
      <style:text-properties fo:color="#fffbd8" style:font-name="Courier New" fo:font-family="'Courier New'" style:font-family-generic="roman" style:font-pitch="variable" fo:font-size="10.5pt" style:font-size-asian="10.5pt" style:language-asian="en" style:country-asian="GB" style:font-name-complex="Courier New2" style:font-family-complex="'Courier New'" style:font-family-generic-complex="system" style:font-pitch-complex="variable" style:font-size-complex="10.5pt"/>
    </style:style>
    <style:style style:name="p4" style:family="paragraph" style:parent-style-name="Standard" style:default-outline-level="">
      <style:text-properties fo:color="#de38a5" style:font-name="Courier New" fo:font-family="'Courier New'" style:font-family-generic="roman" style:font-pitch="variable" fo:font-size="10.5pt" style:font-size-asian="10.5pt" style:language-asian="en" style:country-asian="GB" style:font-name-complex="Courier New2" style:font-family-complex="'Courier New'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3" style:family="text" style:parent-style-name="Default_20_Paragraph_20_Font">
      <style:text-properties fo:color="#00b1ff"/>
    </style:style>
    <style:style style:name="s4" style:family="text" style:parent-style-name="Default_20_Paragraph_20_Font">
      <style:text-properties fo:color="#de38a5"/>
    </style:style>
    <style:style style:name="s1" style:family="text" style:parent-style-name="Default_20_Paragraph_20_Font"/>
    <style:style style:name="apple-converted-space" style:family="text" style:parent-style-name="Default_20_Paragraph_20_Font"/>
    <style:style style:name="s2" style:family="text" style:parent-style-name="Default_20_Paragraph_20_Font"/>
    <style:style style:name="s5" style:family="text" style:parent-style-name="Default_20_Paragraph_20_Font">
      <style:text-properties fo:color="#00b1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fak Akıncı</meta:initial-creator>
    <meta:editing-cycles>8</meta:editing-cycles>
    <meta:creation-date>2017-05-26T13:07:00</meta:creation-date>
    <dc:date>2017-06-11T16:16:32.491207000</dc:date>
    <meta:editing-duration>PT1H3M27S</meta:editing-duration>
    <meta:generator>LibreOffice/5.2.2.2$MacOSX_X86_64 LibreOffice_project/8f96e87c890bf8fa77463cd4b640a2312823f3ad</meta:generator>
    <meta:document-statistic meta:table-count="0" meta:image-count="0" meta:object-count="0" meta:page-count="6" meta:paragraph-count="159" meta:word-count="528" meta:character-count="2793" meta:non-whitespace-character-count="23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